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1" manifest:media-type="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URLs" style:family="table">
      <style:table-properties style:width="18cm" table:align="margins"/>
    </style:style>
    <style:style style:name="URLs.A" style:family="table-column">
      <style:table-column-properties style:column-width="8.999cm" style:rel-column-width="32767*"/>
    </style:style>
    <style:style style:name="URLs.B" style:family="table-column">
      <style:table-column-properties style:column-width="9.001cm" style:rel-column-width="32768*"/>
    </style:style>
    <style:style style:name="URLs.A1" style:family="table-cell">
      <style:table-cell-properties fo:padding="0.097cm" fo:border-left="0.05pt solid #000000" fo:border-right="none" fo:border-top="0.05pt solid #000000" fo:border-bottom="0.05pt solid #000000"/>
    </style:style>
    <style:style style:name="URLs.B1" style:family="table-cell">
      <style:table-cell-properties fo:padding="0.097cm" fo:border="0.05pt solid #000000"/>
    </style:style>
    <style:style style:name="URLs.A2" style:family="table-cell">
      <style:table-cell-properties fo:padding="0.097cm" fo:border-left="0.05pt solid #000000" fo:border-right="none" fo:border-top="none" fo:border-bottom="0.05pt solid #000000"/>
    </style:style>
    <style:style style:name="URLs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" style:family="table">
      <style:table-properties style:width="18cm" table:align="margins"/>
    </style:style>
    <style:style style:name="Таблица.A" style:family="table-column">
      <style:table-column-properties style:column-width="3.787cm" style:rel-column-width="13787*"/>
    </style:style>
    <style:style style:name="Таблица.B" style:family="table-column">
      <style:table-column-properties style:column-width="3.327cm" style:rel-column-width="12111*"/>
    </style:style>
    <style:style style:name="Таблица.C" style:family="table-column">
      <style:table-column-properties style:column-width="2.565cm" style:rel-column-width="9337*"/>
    </style:style>
    <style:style style:name="Таблица.D" style:family="table-column">
      <style:table-column-properties style:column-width="8.322cm" style:rel-column-width="30300*"/>
    </style:style>
    <style:style style:name="Таблица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.D1" style:family="table-cell">
      <style:table-cell-properties fo:padding="0.097cm" fo:border="0.05pt solid #000000"/>
    </style:style>
    <style:style style:name="Таблица.A2" style:family="table-cell">
      <style:table-cell-properties fo:padding="0.097cm" fo:border-left="0.05pt solid #000000" fo:border-right="none" fo:border-top="none" fo:border-bottom="0.05pt solid #000000"/>
    </style:style>
    <style:style style:name="Таблица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c89d6" officeooo:paragraph-rsid="0019976b"/>
    </style:style>
    <style:style style:name="P2" style:family="paragraph" style:parent-style-name="Header" style:master-page-name="">
      <style:paragraph-properties fo:margin-left="0cm" fo:margin-right="0cm" fo:text-align="end" style:justify-single-word="false" fo:text-indent="0cm" style:auto-text-indent="false" style:page-number="auto" fo:break-befor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0c89d6" officeooo:paragraph-rsid="001ae6f8"/>
    </style:style>
    <style:style style:name="P3" style:family="paragraph" style:parent-style-name="Footer">
      <style:paragraph-properties fo:text-align="end" style:justify-single-word="false"/>
      <style:text-properties officeooo:rsid="001b04b2" officeooo:paragraph-rsid="001b04b2"/>
    </style:style>
    <style:style style:name="P4" style:family="paragraph" style:parent-style-name="Text_20_body">
      <style:text-properties officeooo:rsid="00323bd0" officeooo:paragraph-rsid="00323bd0"/>
    </style:style>
    <style:style style:name="P5" style:family="paragraph" style:parent-style-name="Text_20_body">
      <style:text-properties officeooo:rsid="00300be7" officeooo:paragraph-rsid="00300be7"/>
    </style:style>
    <style:style style:name="P6" style:family="paragraph" style:parent-style-name="Text_20_body">
      <style:text-properties officeooo:rsid="00234997" officeooo:paragraph-rsid="00234997"/>
    </style:style>
    <style:style style:name="P7" style:family="paragraph" style:parent-style-name="Text_20_body">
      <style:text-properties officeooo:rsid="0027ae62" officeooo:paragraph-rsid="0027ae62"/>
    </style:style>
    <style:style style:name="P8" style:family="paragraph" style:parent-style-name="Text_20_body">
      <style:text-properties officeooo:rsid="004e63c3" officeooo:paragraph-rsid="004e63c3"/>
    </style:style>
    <style:style style:name="P9" style:family="paragraph" style:parent-style-name="Text_20_body">
      <style:text-properties officeooo:rsid="0059dbe9" officeooo:paragraph-rsid="0059dbe9"/>
    </style:style>
    <style:style style:name="P10" style:family="paragraph" style:parent-style-name="Text_20_body">
      <style:text-properties officeooo:rsid="01023a23" officeooo:paragraph-rsid="01023a23"/>
    </style:style>
    <style:style style:name="P11" style:family="paragraph" style:parent-style-name="Text_20_body">
      <style:text-properties officeooo:rsid="0102fe82" officeooo:paragraph-rsid="0102fe82"/>
    </style:style>
    <style:style style:name="P12" style:family="paragraph" style:parent-style-name="Standard">
      <style:text-properties officeooo:rsid="000d69f3" officeooo:paragraph-rsid="000d69f3"/>
    </style:style>
    <style:style style:name="P13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6" style:family="paragraph" style:parent-style-name="Table_20_Contents">
      <style:paragraph-properties fo:text-align="justify" style:justify-single-word="false"/>
    </style:style>
    <style:style style:name="P17" style:family="paragraph" style:parent-style-name="Table_20_Contents">
      <style:paragraph-properties fo:text-align="justify" style:justify-single-word="false"/>
      <style:text-properties officeooo:rsid="01023a23" officeooo:paragraph-rsid="01023a23"/>
    </style:style>
    <style:style style:name="P18" style:family="paragraph" style:parent-style-name="Table_20_Contents">
      <style:paragraph-properties fo:text-align="justify" style:justify-single-word="false"/>
      <style:text-properties officeooo:rsid="0102fe82" officeooo:paragraph-rsid="0102fe82"/>
    </style:style>
    <style:style style:name="P19" style:family="paragraph" style:parent-style-name="Table_20_Contents">
      <style:paragraph-properties fo:text-align="center" style:justify-single-word="false"/>
      <style:text-properties officeooo:rsid="0102fe82" officeooo:paragraph-rsid="0102fe82"/>
    </style:style>
    <style:style style:name="P20" style:family="paragraph" style:parent-style-name="Table_20_Heading">
      <style:text-properties officeooo:rsid="01023a23" officeooo:paragraph-rsid="01023a23"/>
    </style:style>
    <style:style style:name="P21" style:family="paragraph" style:parent-style-name="Table_20_Heading">
      <style:text-properties officeooo:rsid="0102fe82" officeooo:paragraph-rsid="0102fe82"/>
    </style:style>
    <style:style style:name="P22" style:family="paragraph" style:parent-style-name="Table">
      <style:paragraph-properties fo:keep-with-next="always"/>
    </style:style>
    <style:style style:name="P23" style:family="paragraph" style:parent-style-name="Text_20_body" style:list-style-name="L1">
      <style:text-properties officeooo:rsid="0102fe82" officeooo:paragraph-rsid="0102fe82"/>
    </style:style>
    <style:style style:name="P24" style:family="paragraph" style:parent-style-name="Text_20_body" style:list-style-name="L1">
      <style:text-properties officeooo:rsid="01042bd8" officeooo:paragraph-rsid="01042bd8"/>
    </style:style>
    <style:style style:name="P25" style:family="paragraph" style:parent-style-name="Text_20_body">
      <style:text-properties officeooo:rsid="0105bbfe" officeooo:paragraph-rsid="0105bbfe"/>
    </style:style>
    <style:style style:name="P26" style:family="paragraph" style:parent-style-name="Heading_20_1" style:list-style-name="">
      <style:text-properties officeooo:rsid="005947cb" officeooo:paragraph-rsid="00f8d33b"/>
    </style:style>
    <style:style style:name="P27" style:family="paragraph" style:parent-style-name="Heading_20_1" style:list-style-name=""/>
    <style:style style:name="P28" style:family="paragraph" style:parent-style-name="Heading_20_1" style:list-style-name="Нумерация_20_в_20_заголовках">
      <style:paragraph-properties fo:break-before="page"/>
      <style:text-properties officeooo:rsid="00edc01d" officeooo:paragraph-rsid="00edc01d"/>
    </style:style>
    <style:style style:name="P29" style:family="paragraph" style:parent-style-name="Heading_20_1" style:list-style-name="Нумерация_20_в_20_заголовках">
      <style:paragraph-properties fo:break-before="page"/>
      <style:text-properties officeooo:rsid="00300be7" officeooo:paragraph-rsid="00300be7"/>
    </style:style>
    <style:style style:name="P30" style:family="paragraph" style:parent-style-name="Heading_20_1" style:list-style-name="Нумерация_20_в_20_заголовках">
      <style:paragraph-properties fo:break-before="page"/>
      <style:text-properties officeooo:rsid="005947cb" officeooo:paragraph-rsid="00f8d33b"/>
    </style:style>
    <style:style style:name="P31" style:family="paragraph" style:parent-style-name="Heading_20_1" style:list-style-name="Нумерация_20_в_20_заголовках">
      <style:paragraph-properties fo:break-before="page"/>
    </style:style>
    <style:style style:name="P32" style:family="paragraph" style:parent-style-name="Heading_20_2" style:list-style-name="Нумерация_20_в_20_заголовках"/>
    <style:style style:name="P33" style:family="paragraph" style:parent-style-name="Heading_20_2" style:list-style-name="Нумерация_20_в_20_заголовках">
      <style:text-properties style:font-name="Arial" fo:font-size="14pt" fo:font-style="normal" fo:font-weight="bold" officeooo:paragraph-rsid="00fa88b1" style:font-name-asian="Droid Sans Fallback" style:font-size-asian="14pt" style:font-style-asian="italic" style:font-weight-asian="bold" style:font-name-complex="Arial2" style:font-size-complex="14pt" style:font-style-complex="italic" style:font-weight-complex="bold"/>
    </style:style>
    <style:style style:name="P34" style:family="paragraph" style:parent-style-name="Heading_20_2" style:list-style-name="Нумерация_20_в_20_заголовках">
      <style:text-properties officeooo:rsid="00555838" officeooo:paragraph-rsid="00555838"/>
    </style:style>
    <style:style style:name="P35" style:family="paragraph" style:parent-style-name="Heading_20_2" style:list-style-name="Нумерация_20_в_20_заголовках">
      <style:text-properties officeooo:rsid="009670e1" officeooo:paragraph-rsid="009cbae9"/>
    </style:style>
    <style:style style:name="P36" style:family="paragraph" style:parent-style-name="Heading_20_2" style:list-style-name="Нумерация_20_в_20_заголовках">
      <style:text-properties officeooo:rsid="0034f2cc"/>
    </style:style>
    <style:style style:name="P37" style:family="paragraph" style:parent-style-name="Heading_20_2" style:list-style-name="Нумерация_20_в_20_заголовках">
      <style:text-properties officeooo:rsid="00300be7" officeooo:paragraph-rsid="0048e8c1"/>
    </style:style>
    <style:style style:name="P38" style:family="paragraph" style:parent-style-name="Heading_20_3" style:list-style-name="Нумерация_20_в_20_заголовках"/>
    <style:style style:name="P39" style:family="paragraph" style:parent-style-name="Heading_20_3" style:list-style-name="Нумерация_20_в_20_заголовках">
      <style:text-properties officeooo:rsid="01023a23" officeooo:paragraph-rsid="01023a23"/>
    </style:style>
    <style:style style:name="T1" style:family="text">
      <style:text-properties officeooo:rsid="001ae6f8"/>
    </style:style>
    <style:style style:name="T2" style:family="text">
      <style:text-properties officeooo:rsid="000e883a"/>
    </style:style>
    <style:style style:name="T3" style:family="text">
      <style:text-properties officeooo:rsid="0031dd13"/>
    </style:style>
    <style:style style:name="T4" style:family="text">
      <style:text-properties officeooo:rsid="002df776"/>
    </style:style>
    <style:style style:name="T5" style:family="text">
      <style:text-properties officeooo:rsid="004276ef"/>
    </style:style>
    <style:style style:name="T6" style:family="text">
      <style:text-properties officeooo:rsid="0052dddc"/>
    </style:style>
    <style:style style:name="T7" style:family="text">
      <style:text-properties officeooo:rsid="0056ed24"/>
    </style:style>
    <style:style style:name="T8" style:family="text">
      <style:text-properties officeooo:rsid="0058a3a0"/>
    </style:style>
    <style:style style:name="T9" style:family="text">
      <style:text-properties officeooo:rsid="00a0fc34"/>
    </style:style>
    <style:style style:name="T10" style:family="text">
      <style:text-properties officeooo:rsid="01023a23"/>
    </style:style>
    <style:style style:name="T11" style:family="text">
      <style:text-properties officeooo:rsid="0102fe82"/>
    </style:style>
    <style:style style:name="T12" style:family="text">
      <style:text-properties officeooo:rsid="0105bbfe"/>
    </style:style>
    <style:style style:name="T13" style:family="text">
      <style:text-properties officeooo:rsid="0107e524"/>
    </style:style>
    <style:style style:name="Sect1" style:family="section">
      <style:section-properties fo:background-color="transparent" text:dont-balance-text-columns="false" style:editable="false">
        <style:columns fo:column-count="2">
          <style:column style:rel-width="6236*" fo:start-indent="0cm" fo:end-indent="0cm"/>
          <style:column style:rel-width="3969*" fo:start-indent="0cm" fo:end-indent="0cm"/>
        </style:columns>
        <style:background-image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10" text:separation-character="." text:name="Drawing"/>
      </text:sequence-decls>
      <text:table-of-content text:style-name="Sect2" text:protected="true" text:name="Оглавление1">
        <text:table-of-content-source text:outline-level="10" text:use-index-marks="false" text:relative-tab-stop-position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3" text:name="Оглавление1_Head">
            <text:p text:style-name="Contents_20_Heading">Содержание</text:p>
          </text:index-title>
          <text:p text:style-name="P14"><text:a xlink:type="simple" xlink:href="#__RefHeading__61_1928543781" text:style-name="Index_20_Link" text:visited-style-name="Index_20_Link">1 Соглашения<text:tab/>2</text:a></text:p>
          <text:p text:style-name="P13"><text:a xlink:type="simple" xlink:href="#__RefHeading__1069_1792211939" text:style-name="Index_20_Link" text:visited-style-name="Index_20_Link">1.1 Единицы измерения<text:tab/>2</text:a></text:p>
          <text:p text:style-name="P14"><text:a xlink:type="simple" xlink:href="#__RefHeading__1071_1792211939" text:style-name="Index_20_Link" text:visited-style-name="Index_20_Link">2 Компоненты системы<text:tab/>2</text:a></text:p>
          <text:p text:style-name="P13"><text:a xlink:type="simple" xlink:href="#__RefHeading__63_1928543781" text:style-name="Index_20_Link" text:visited-style-name="Index_20_Link">2.1 Административный интерфейс<text:tab/>2</text:a></text:p>
          <text:p text:style-name="P15"><text:a xlink:type="simple" xlink:href="#__RefHeading__1520_1511760418" text:style-name="Index_20_Link" text:visited-style-name="Index_20_Link">2.1.1 Суперпользователь (Superuser)<text:tab/>2</text:a></text:p>
          <text:p text:style-name="P15"><text:a xlink:type="simple" xlink:href="#__RefHeading__1522_1511760418" text:style-name="Index_20_Link" text:visited-style-name="Index_20_Link">2.1.2 Управление организациями<text:tab/>2</text:a></text:p>
          <text:p text:style-name="P15"><text:a xlink:type="simple" xlink:href="#__RefHeading__65_1928543781" text:style-name="Index_20_Link" text:visited-style-name="Index_20_Link">2.1.3 Управление пользователями<text:tab/>2</text:a></text:p>
          <text:p text:style-name="P15"><text:a xlink:type="simple" xlink:href="#__RefHeading__1524_1511760418" text:style-name="Index_20_Link" text:visited-style-name="Index_20_Link">2.1.4 Управление правами<text:tab/>2</text:a></text:p>
          <text:p text:style-name="P13"><text:a xlink:type="simple" xlink:href="#__RefHeading__352_1625461075" text:style-name="Index_20_Link" text:visited-style-name="Index_20_Link">2.2 Администратор системы<text:tab/>2</text:a></text:p>
          <text:p text:style-name="P13"><text:a xlink:type="simple" xlink:href="#__RefHeading__1073_1038850855" text:style-name="Index_20_Link" text:visited-style-name="Index_20_Link">2.3 Пользователь<text:tab/>3</text:a></text:p>
          <text:p text:style-name="P13"><text:a xlink:type="simple" xlink:href="#__RefHeading__994_1205250705" text:style-name="Index_20_Link" text:visited-style-name="Index_20_Link">2.4 Наблюдатель (Observer)<text:tab/>3</text:a></text:p>
          <text:p text:style-name="P14"><text:a xlink:type="simple" xlink:href="#__RefHeading__116_1625461075" text:style-name="Index_20_Link" text:visited-style-name="Index_20_Link">3 Сущности<text:tab/>4</text:a></text:p>
          <text:p text:style-name="P13"><text:a xlink:type="simple" xlink:href="#__RefHeading__791_1038850855" text:style-name="Index_20_Link" text:visited-style-name="Index_20_Link">3.1 Тэг (Tag)<text:tab/>4</text:a></text:p>
          <text:p text:style-name="P13"><text:a xlink:type="simple" xlink:href="#__RefHeading__576_1625461075" text:style-name="Index_20_Link" text:visited-style-name="Index_20_Link">3.2 Пользователь (User)<text:tab/>4</text:a></text:p>
          <text:p text:style-name="P14"><text:a xlink:type="simple" xlink:href="#__RefHeading__593_785244112" text:style-name="Index_20_Link" text:visited-style-name="Index_20_Link">4 Варианты использования (Use cases)<text:tab/>4</text:a></text:p>
          <text:p text:style-name="P13"><text:a xlink:type="simple" xlink:href="#__RefHeading__1075_1038850855" text:style-name="Index_20_Link" text:visited-style-name="Index_20_Link">4.1 Пользователи и группы пользователей<text:tab/>4</text:a></text:p>
        </text:index-body>
      </text:table-of-content>
      <text:p text:style-name="P12"/>
      <text:list xml:id="list7311668756585572113" text:style-name="Нумерация_20_в_20_заголовках">
        <text:list-item>
          <text:h text:style-name="P28" text:outline-level="1"><text:bookmark-start text:name="__RefHeading__61_1928543781"/>Соглашения<text:bookmark-end text:name="__RefHeading__61_1928543781"/></text:h>
          <text:list>
            <text:list-item>
              <text:h text:style-name="P33" text:outline-level="2"><text:bookmark-start text:name="__RefHeading__1069_1792211939"/>Единицы измерения<text:bookmark-end text:name="__RefHeading__1069_1792211939"/></text:h>
            </text:list-item>
          </text:list>
        </text:list-item>
      </text:list>
      <text:p text:style-name="Text_20_body">В настоящем документе для обозначения количества информации применяются единицы и приставки для образования кратных единиц, принятые в системе СИ, но реальные кратности подразумеваются в терминах JEDEC. Справка: <text:a xlink:type="simple" xlink:href="http://ru.wikipedia.org/wiki/Мегабайт">Wikipedia</text:a>.</text:p>
      <text:h text:style-name="P26" text:outline-level="1"/>
      <text:list xml:id="list120222959079554" text:continue-numbering="true" text:style-name="Нумерация_20_в_20_заголовках">
        <text:list-item>
          <text:h text:style-name="P30" text:outline-level="1"><text:bookmark-start text:name="__RefHeading__1071_1792211939"/>Компоненты системы<text:bookmark-end text:name="__RefHeading__1071_1792211939"/></text:h>
        </text:list-item>
      </text:list>
      <text:p text:style-name="P22">Таблица <text:sequence text:ref-name="refTable0" text:name="Table" text:formula="ooow:Table+1" style:num-format="1">2.1</text:sequence> - Размещение ресурсов</text:p>
      <table:table table:name="URLs" table:style-name="URLs">
        <table:table-column table:style-name="URLs.A"/>
        <table:table-column table:style-name="URLs.B"/>
        <table:table-header-rows>
          <table:table-row>
            <table:table-cell table:style-name="URLs.A1" office:value-type="string">
              <text:p text:style-name="P20">Компонент системы</text:p>
            </table:table-cell>
            <table:table-cell table:style-name="URLs.B1" office:value-type="string">
              <text:p text:style-name="P20">URL</text:p>
            </table:table-cell>
          </table:table-row>
        </table:table-header-rows>
        <table:table-row>
          <table:table-cell table:style-name="URLs.A2" office:value-type="string">
            <text:p text:style-name="P17">Административный интерфейс</text:p>
          </table:table-cell>
          <table:table-cell table:style-name="URLs.B2" office:value-type="string">
            <text:p text:style-name="P16">/<text:span text:style-name="T10">superuser</text:span></text:p>
          </table:table-cell>
        </table:table-row>
      </table:table>
      <text:p text:style-name="P10"/>
      <text:list xml:id="list120223891555934" text:continue-numbering="true" text:style-name="Нумерация_20_в_20_заголовках">
        <text:list-item>
          <text:list>
            <text:list-item>
              <text:h text:style-name="P32" text:outline-level="2"><text:bookmark-start text:name="__RefHeading__63_1928543781"/>Административный интерфейс<text:bookmark-end text:name="__RefHeading__63_1928543781"/></text:h>
            </text:list-item>
          </text:list>
        </text:list-item>
      </text:list>
      <text:p text:style-name="P6">Административный интерфейс позволяет управлять всей системой в целом. <text:span text:style-name="T10">Обычные пользователи не имеют к нему доступа. </text:span></text:p>
      <text:list xml:id="list120222072588653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39" text:outline-level="3"><text:bookmark-start text:name="__RefHeading__1520_1511760418"/>Суперпользователь (Superuser)<text:bookmark-end text:name="__RefHeading__1520_1511760418"/></text:h>
                </text:list-item>
              </text:list>
            </text:list-item>
          </text:list>
        </text:list-item>
      </text:list>
      <text:p text:style-name="P10">Для выполнения задач администрирования всей системы создаются особые учетные записи. Эти записи управляются из командной строки <text:span text:style-name="T11">специальным скриптом.</text:span></text:p>
      <text:p text:style-name="P22">Таблица <text:sequence text:ref-name="refTable1" text:name="Table" text:formula="ooow:Table+1" style:num-format="1">2.1.1.1</text:sequence> - Атрибуты Superuser</text:p>
      <table:table table:name="Таблица" table:style-name="Таблица">
        <table:table-column table:style-name="Таблица.A"/>
        <table:table-column table:style-name="Таблица.B"/>
        <table:table-column table:style-name="Таблица.C"/>
        <table:table-column table:style-name="Таблица.D"/>
        <table:table-header-rows>
          <table:table-row>
            <table:table-cell table:style-name="Таблица.A1" office:value-type="string">
              <text:p text:style-name="P21">Name</text:p>
            </table:table-cell>
            <table:table-cell table:style-name="Таблица.A1" office:value-type="string">
              <text:p text:style-name="P21">Type</text:p>
            </table:table-cell>
            <table:table-cell table:style-name="Таблица.A1" office:value-type="string">
              <text:p text:style-name="P21">Not null</text:p>
            </table:table-cell>
            <table:table-cell table:style-name="Таблица.D1" office:value-type="string">
              <text:p text:style-name="P21">Comment</text:p>
            </table:table-cell>
          </table:table-row>
        </table:table-header-rows>
        <table:table-row>
          <table:table-cell table:style-name="Таблица.A2" office:value-type="string">
            <text:p text:style-name="P18">label</text:p>
          </table:table-cell>
          <table:table-cell table:style-name="Таблица.A2" office:value-type="string">
            <text:p text:style-name="P18">varchar(32)</text:p>
          </table:table-cell>
          <table:table-cell table:style-name="Таблица.A2" office:value-type="string">
            <text:p text:style-name="P19">yes</text:p>
          </table:table-cell>
          <table:table-cell table:style-name="Таблица.D2" office:value-type="string">
            <text:p text:style-name="P18">Метка</text:p>
          </table:table-cell>
        </table:table-row>
        <table:table-row>
          <table:table-cell table:style-name="Таблица.A2" office:value-type="string">
            <text:p text:style-name="P18">email</text:p>
          </table:table-cell>
          <table:table-cell table:style-name="Таблица.A2" office:value-type="string">
            <text:p text:style-name="P18">varchar(32)</text:p>
          </table:table-cell>
          <table:table-cell table:style-name="Таблица.A2" office:value-type="string">
            <text:p text:style-name="P19">yes</text:p>
          </table:table-cell>
          <table:table-cell table:style-name="Таблица.D2" office:value-type="string">
            <text:p text:style-name="P18">Email, также используется как логин.</text:p>
          </table:table-cell>
        </table:table-row>
        <table:table-row>
          <table:table-cell table:style-name="Таблица.A2" office:value-type="string">
            <text:p text:style-name="P18">passwordHash</text:p>
          </table:table-cell>
          <table:table-cell table:style-name="Таблица.A2" office:value-type="string">
            <text:p text:style-name="P18">varchar</text:p>
          </table:table-cell>
          <table:table-cell table:style-name="Таблица.A2" office:value-type="string">
            <text:p text:style-name="P19">yes</text:p>
          </table:table-cell>
          <table:table-cell table:style-name="Таблица.D2" office:value-type="string">
            <text:p text:style-name="P18">Хэш пароля</text:p>
          </table:table-cell>
        </table:table-row>
      </table:table>
      <text:p text:style-name="P11">Метка используется для размещения дополнительной информации о владельце учетной записи: имя, должность, роль и т. п. В качестве логина используется адрес электронной почты. На него же рассылаются требуемые сообщения. В качестве хэша пароля используется bcrypt.</text:p>
      <text:p text:style-name="P11">Управление учетными записями суперпользователя включает в себя:</text:p>
      <text:list xml:id="list8532848313593754044" text:style-name="L1">
        <text:list-item>
          <text:p text:style-name="P23">Создание</text:p>
        </text:list-item>
        <text:list-item>
          <text:p text:style-name="P24">Редактирование</text:p>
        </text:list-item>
        <text:list-item>
          <text:p text:style-name="P23">Удаление</text:p>
        </text:list-item>
        <text:list-item>
          <text:p text:style-name="P23">Получение списка суперпользователей</text:p>
        </text:list-item>
      </text:list>
      <text:list xml:id="list120223576108382" text:continue-list="list120222072588653" text:style-name="Нумерация_20_в_20_заголовках">
        <text:list-item>
          <text:list>
            <text:list-item>
              <text:list>
                <text:list-item>
                  <text:h text:style-name="P39" text:outline-level="3"><text:bookmark-start text:name="__RefHeading__1522_1511760418"/>Управление организациями <text:span text:style-name="T12">(Organizations)</text:span><text:bookmark-end text:name="__RefHeading__1522_1511760418"/></text:h>
                </text:list-item>
              </text:list>
            </text:list-item>
          </text:list>
        </text:list-item>
      </text:list>
      <text:p text:style-name="P25">Организации могут создаваться, редактироваться и удаляться только Суперпользователем.</text:p>
      <text:list xml:id="list120222162273038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38" text:outline-level="3"><text:bookmark-start text:name="__RefHeading__65_1928543781"/>Управление пользователями<text:bookmark-end text:name="__RefHeading__65_1928543781"/></text:h>
                </text:list-item>
              </text:list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list xml:id="list120223942022544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38" text:outline-level="3"><text:bookmark-start text:name="__RefHeading__1524_1511760418"/>Управление правами<text:bookmark-end text:name="__RefHeading__1524_1511760418"/></text:h>
                </text:list-item>
              </text:list>
            </text:list-item>
            <text:list-item>
              <text:h text:style-name="P37" text:outline-level="2"/>
            </text:list-item>
          </text:list>
        </text:list-item>
        <text:list-item>
          <text:h text:style-name="P29" text:outline-level="1"><text:bookmark-start text:name="__RefHeading__116_1625461075"/>Сущности<text:bookmark-end text:name="__RefHeading__116_1625461075"/></text:h>
          <text:list>
            <text:list-item text:start-value="1">
              <text:h text:style-name="P32" text:outline-level="2" text:restart-numbering="true" text:start-value="-1"><text:bookmark-start text:name="__RefHeading__791_1038850855"/>Тэг <text:span text:style-name="T6">(Tag)</text:span><text:bookmark-end text:name="__RefHeading__791_1038850855"/></text:h>
            </text:list-item>
          </text:list>
        </text:list-item>
      </text:list>
      <text:p text:style-name="P8">Метка, присваиваемая чему-либо. У каждого объекта может быть несколько тэгов или не быть совсем. Тэг уникален для всей системы. <text:span text:style-name="T7">Для каждого тэга может быть задано множество пользователей, для которого этот тэг виден. По умолчанию для всех.</text:span></text:p>
      <text:h text:style-name="P27" text:outline-level="1"/>
      <text:list xml:id="list120223272265084" text:continue-numbering="true" text:style-name="Нумерация_20_в_20_заголовках">
        <text:list-item>
          <text:h text:style-name="P31" text:outline-level="1"><text:bookmark-start text:name="__RefHeading__593_785244112"/>Варианты использования <text:span text:style-name="T5">(Use cases)</text:span><text:bookmark-end text:name="__RefHeading__593_785244112"/></text:h>
          <text:list>
            <text:list-item>
              <text:h text:style-name="P32" text:outline-level="2"><text:bookmark-start text:name="__RefHeading__1075_1038850855"/><text:span text:style-name="T13">Организации и </text:span>Пользователи<text:bookmark-end text:name="__RefHeading__1075_1038850855"/></text:h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Обычный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text-indent="1.251cm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01cm" fo:margin-bottom="0.101cm" style:contextual-spacing="false" fo:text-indent="1.251cm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101cm" fo:margin-bottom="0.101cm" style:contextual-spacing="false" fo:text-indent="1.251cm" style:auto-text-indent="false" style:shadow="none">
        <style:tab-stops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style:contextual-spacing="false" fo:text-indent="0cm" style:auto-text-indent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list-style-name="" style:class="extra" style:master-page-name="">
      <style:paragraph-properties fo:margin-top="0.199cm" fo:margin-bottom="0.199cm" style:contextual-spacing="false" style:page-number="auto" fo:background-color="transparent" style:shadow="none">
        <style:tab-stops/>
        <style:background-image/>
      </style:paragraph-properties>
      <style:text-properties fo:font-style="normal"/>
    </style:style>
    <style:style style:name="Drawing" style:family="paragraph" style:parent-style-name="Caption" style:class="extra">
      <style:paragraph-properties fo:margin-top="0.199cm" fo:margin-bottom="0.199cm" style:contextual-spacing="false" fo:text-align="center" style:justify-single-word="false"/>
      <style:text-properties fo:font-style="normal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Нумерация_20_в_20_заголовках" style:display-name="Нумерация в заголовках">
      <text:list-level-style-number text:level="1" text:style-name="Numbering_20_Symbols" style:num-suffix=" 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 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 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 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 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 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 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89d6" officeooo:paragraph-rsid="0019976b"/>
    </style:style>
    <style:style style:name="MP2" style:family="paragraph" style:parent-style-name="Header" style:master-page-name="">
      <style:paragraph-properties fo:margin-left="0cm" fo:margin-right="0cm" fo:text-align="end" style:justify-single-word="false" fo:text-indent="0cm" style:auto-text-indent="false" style:page-number="auto" fo:break-befor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0c89d6" officeooo:paragraph-rsid="001ae6f8"/>
    </style:style>
    <style:style style:name="MP3" style:family="paragraph" style:parent-style-name="Footer">
      <style:paragraph-properties fo:text-align="end" style:justify-single-word="false"/>
      <style:text-properties officeooo:rsid="001b04b2" officeooo:paragraph-rsid="001b04b2"/>
    </style:style>
    <style:style style:name="MT1" style:family="text">
      <style:text-properties officeooo:rsid="001ae6f8"/>
    </style:style>
    <style:style style:name="MT2" style:family="text">
      <style:text-properties officeooo:rsid="000e883a"/>
    </style:style>
    <style:style style:name="MSect1" style:family="section">
      <style:section-properties fo:background-color="transparent" text:dont-balance-text-columns="false" style:editable="false">
        <style:columns fo:column-count="2">
          <style:column style:rel-width="6236*" fo:start-indent="0cm" fo:end-indent="0cm"/>
          <style:column style:rel-width="3969*" fo:start-indent="0cm" fo:end-indent="0cm"/>
        </style:columns>
        <style:background-image/>
      </style:section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section text:style-name="MSect1" text:name="Раздел2">
          <text:p text:style-name="MP1"><text:subject>SAKE Final Fantasy</text:subject>:<text:title>Руководство разработчика</text:title></text:p>
          <text:p text:style-name="MP2"><text:span text:style-name="MT1">В</text:span>ерсия <text:editing-cycles>7</text:editing-cycles> <text:span text:style-name="MT2">от </text:span><text:span text:style-name="MT2"><text:time style:data-style-name="N41" text:time-value="2014-07-01T12:02:22.004260816">12:01:52</text:time></text:span><text:span text:style-name="MT2"> </text:span><text:span text:style-name="MT2"><text:date style:data-style-name="N36" text:date-value="2014-07-01T12:02:22.004402261">01.07.2014</text:date></text:span></text:p>
        </text:section>
      </style:header>
      <style:footer>
        <text:p text:style-name="MP3">Страница <text:page-number text:select-page="current">4</text:page-number> из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9:32:03.426881384</meta:creation-date>
    <meta:editing-duration>PT24M11S</meta:editing-duration>
    <meta:editing-cycles>7</meta:editing-cycles>
    <meta:generator>LibreOffice/4.1.6.2$Linux_X86_64 LibreOffice_project/410m0$Build-2</meta:generator>
    <dc:title>Руководство разработчика</dc:title>
    <dc:subject>SAKE Final Fantasy</dc:subject>
    <meta:initial-creator>Vladimir Krivenko</meta:initial-creator>
    <meta:keyword>SAKE</meta:keyword>
    <dc:date>2014-07-01T12:02:21.963729178</dc:date>
    <dc:creator>Vladimir Krivenko</dc:creator>
    <meta:document-statistic meta:table-count="2" meta:image-count="0" meta:object-count="0" meta:page-count="6" meta:paragraph-count="66" meta:word-count="313" meta:character-count="2296" meta:non-whitespace-character-count="2051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Автоматически сохранённая версия" VL:creator="Vladimir Krivenko" dc:date-time="2014-06-30T19:34:55"/>
</VL:version-list>
</file>